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2cm" fo:min-width="1.262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1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9" style:family="graphic" style:parent-style-name="standard">
      <style:graphic-properties draw:textarea-horizontal-align="justify" draw:textarea-vertical-align="middle" draw:auto-grow-height="false" fo:min-height="2.528cm" fo:min-width="2.278cm"/>
    </style:style>
    <style:style style:name="gr10" style:family="graphic" style:parent-style-name="standard">
      <style:graphic-properties draw:textarea-horizontal-align="justify" draw:textarea-vertical-align="middle" draw:auto-grow-height="false" fo:min-height="2.798cm" fo:min-width="5.396cm"/>
    </style:style>
    <style:style style:name="gr11" style:family="graphic" style:parent-style-name="standard">
      <style:graphic-properties draw:textarea-horizontal-align="justify" draw:textarea-vertical-align="middle" draw:auto-grow-height="false" fo:min-height="1.893cm" fo:min-width="2.104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3.352cm" fo:min-width="6.35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957cm" fo:min-width="1.088cm"/>
    </style:style>
    <style:style style:name="gr15" style:family="graphic" style:parent-style-name="standard">
      <style:graphic-properties draw:textarea-horizontal-align="justify" draw:textarea-vertical-align="middle" draw:auto-grow-height="false" fo:min-height="1.147cm" fo:min-width="4.299cm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1.215cm"/>
    </style:style>
    <style:style style:name="gr17" style:family="graphic" style:parent-style-name="standard">
      <style:graphic-properties draw:textarea-horizontal-align="justify" draw:textarea-vertical-align="middle" draw:auto-grow-height="false" fo:min-height="2.036cm" fo:min-width="5.723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fill="none" fo:min-height="1.02cm"/>
    </style:style>
    <style:style style:name="gr20" style:family="graphic" style:parent-style-name="standard">
      <style:graphic-properties draw:textarea-horizontal-align="justify" draw:textarea-vertical-align="middle" draw:auto-grow-height="false" fo:min-height="1.147cm" fo:min-width="5.215cm"/>
    </style:style>
    <style:style style:name="gr21" style:family="graphic" style:parent-style-name="standard">
      <style:graphic-properties draw:stroke="none" draw:fill="none" fo:min-height="0.9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523cm" svg:height="3.523cm" svg:x="3.74cm" svg:y="2.041cm">
          <text:p text:style-name="P1"><text:span text:style-name="T1">Heartbeat </text:span></text:p>
          <text:p text:style-name="P1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523cm" svg:height="3.523cm" svg:x="15.892cm" svg:y="1.541cm">
          <text:p text:style-name="P1"><text:span text:style-name="T1">Connection</text:span></text:p>
          <text:p text:style-name="P1"><text:span text:style-name="T1">Confirmed</text:span></text:p>
          <text:p text:style-name="P1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6.604cm" svg:height="1.905cm" svg:x="13.338cm" svg:y="6.715cm">
          <text:p text:style-name="P1">Publish turn off sentry</text:p>
          <text:p text:style-name="P1">Sleep 1 secon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637cm" svg:y1="5.062cm" svg:x2="17.637cm" svg:y2="6.715cm">
          <text:p/>
        </draw:line>
        <draw:frame draw:style-name="gr4" draw:text-style-name="P3" draw:layer="layout" svg:width="1.804cm" svg:height="0.963cm" svg:x="16.849cm" svg:y="5.271cm">
          <draw:text-box>
            <text:p>true</text:p>
          </draw:text-box>
        </draw:frame>
        <draw:connector draw:style-name="gr5" draw:text-style-name="P1" draw:layer="layout" svg:x1="16.64cm" svg:y1="8.62cm" svg:x2="19.942cm" svg:y2="7.667cm" draw:start-shape="id1" draw:start-glue-point="2" draw:end-shape="id1" draw:end-glue-point="1" svg:d="M16640 8620v500h3803v-1453h-501" svg:viewBox="0 0 3804 1454">
          <text:p/>
        </draw:connector>
        <draw:custom-shape draw:style-name="gr6" draw:text-style-name="P1" xml:id="id2" draw:id="id2" draw:layer="layout" svg:width="1.651cm" svg:height="1.778cm" svg:x="2.016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3.667cm" svg:y1="1.889cm" svg:x2="5.502cm" svg:y2="2.041cm" draw:start-shape="id2" draw:start-glue-point="10" draw:end-shape="id3" draw:end-glue-point="4" svg:d="M3667 1889c1224 0 1835 50 1835 152" svg:viewBox="0 0 1836 153">
          <text:p/>
        </draw:connector>
        <draw:connector draw:style-name="gr3" draw:text-style-name="P2" draw:layer="layout" svg:x1="7.263cm" svg:y1="3.803cm" svg:x2="15.892cm" svg:y2="3.303cm" draw:start-shape="id3" draw:start-glue-point="7" draw:end-shape="id4" draw:end-glue-point="5" svg:d="M7263 3803h4314v-500h4315" svg:viewBox="0 0 8630 501">
          <text:p/>
        </draw:connector>
        <draw:frame draw:style-name="gr4" draw:text-style-name="P3" draw:layer="layout" svg:width="4.447cm" svg:height="0.963cm" svg:x="9.255cm" svg:y="2.45cm">
          <draw:text-box>
            <text:p>false</text:p>
          </draw:text-box>
        </draw:frame>
        <draw:frame draw:style-name="gr4" draw:text-style-name="P3" draw:layer="layout" svg:width="4.447cm" svg:height="0.963cm" svg:x="3.74cm" svg:y="5.191cm">
          <draw:text-box>
            <text:p>true</text:p>
          </draw:text-box>
        </draw:frame>
        <draw:frame draw:style-name="gr4" draw:text-style-name="P3" draw:layer="layout" svg:width="4.447cm" svg:height="0.963cm" svg:x="9.677cm" svg:y="0.972cm">
          <draw:text-box>
            <text:p>false</text:p>
          </draw:text-box>
        </draw:frame>
        <draw:custom-shape draw:style-name="gr1" draw:text-style-name="P1" xml:id="id5" draw:id="id5" draw:layer="layout" svg:width="3.523cm" svg:height="3.523cm" svg:x="2.195cm" svg:y="6.937cm">
          <text:p text:style-name="P1"><text:span text:style-name="T1">Is index </text:span></text:p>
          <text:p text:style-name="P1"><text:span text:style-name="T1">less than time </text:span></text:p>
          <text:p text:style-name="P1"><text:span text:style-name="T1">lim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5.502cm" svg:y1="5.564cm" svg:x2="3.956cm" svg:y2="6.937cm" draw:start-shape="id3" draw:start-glue-point="6" draw:end-shape="id5" svg:d="M5502 5564v686h-1546v687" svg:viewBox="0 0 1547 1374">
          <text:p/>
        </draw:connector>
        <draw:custom-shape draw:style-name="gr7" draw:text-style-name="P1" xml:id="id6" draw:id="id6" draw:layer="layout" svg:width="5.207cm" svg:height="2.159cm" svg:x="1.327cm" svg:y="12.176cm">
          <text:p text:style-name="P1">Increment index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57cm" svg:y1="10.46cm" svg:x2="3.93cm" svg:y2="12.176cm" draw:start-shape="id5" draw:start-glue-point="6" draw:end-shape="id6" svg:d="M3957 10460v858h-27v858" svg:viewBox="0 0 28 1717">
          <text:p/>
        </draw:connector>
        <draw:custom-shape draw:style-name="gr8" draw:text-style-name="P1" xml:id="id7" draw:id="id7" draw:layer="layout" svg:width="5.207cm" svg:height="2.286cm" svg:x="3.159cm" svg:y="17.426cm">
          <text:p text:style-name="P1">Sleep 1 secon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3cm" svg:y1="14.335cm" svg:x2="5.762cm" svg:y2="17.426cm" draw:start-shape="id6" draw:start-glue-point="2" draw:end-shape="id7" draw:end-glue-point="0" svg:d="M3930 14335v1545h1832v1546" svg:viewBox="0 0 1833 3092">
          <text:p/>
        </draw:connector>
        <draw:frame draw:style-name="gr4" draw:text-style-name="P3" draw:layer="layout" svg:width="4.447cm" svg:height="0.963cm" svg:x="3.105cm" svg:y="10.779cm">
          <draw:text-box>
            <text:p>yes</text:p>
          </draw:text-box>
        </draw:frame>
        <draw:custom-shape draw:style-name="gr9" draw:text-style-name="P1" xml:id="id8" draw:id="id8" draw:layer="layout" svg:width="5.555cm" svg:height="5.555cm" svg:x="6.767cm" svg:y="4.843cm">
          <text:p text:style-name="P1"><text:span text:style-name="T1">Is index </text:span></text:p>
          <text:p text:style-name="P1"><text:span text:style-name="T1">Equal to time </text:span></text:p>
          <text:p text:style-name="P1"><text:span text:style-name="T1">Limit and </text:span></text:p>
          <text:p text:style-name="P1"><text:span text:style-name="T1">connection </text:span></text:p>
          <text:p text:style-name="P1"><text:span text:style-name="T1">request </text:span></text:p>
          <text:p text:style-name="P1"><text:span text:style-name="T1">was not</text:span></text:p>
          <text:p text:style-name="P1"><text:span text:style-name="T1"><text:s/></text:span><text:span text:style-name="T1">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5.718cm" svg:y1="8.699cm" svg:x2="6.767cm" svg:y2="7.621cm" draw:start-shape="id5" draw:start-glue-point="7" draw:end-shape="id8" draw:end-glue-point="5" svg:d="M5718 8699h524v-1078h525" svg:viewBox="0 0 1050 1079">
          <text:p/>
        </draw:connector>
        <draw:custom-shape draw:style-name="gr10" draw:text-style-name="P1" xml:id="id9" draw:id="id9" draw:layer="layout" svg:width="5.896cm" svg:height="3.048cm" svg:x="6.788cm" svg:y="12.303cm">
          <text:p text:style-name="P1"><text:span text:style-name="T2">Reset index,</text:span></text:p>
          <text:p text:style-name="P4"><text:span text:style-name="T3">Increment “connection request </text:span></text:p>
          <text:p text:style-name="P1"><text:span text:style-name="T3">not replied to” variable,</text:span><text:span text:style-name="T2"> </text:span></text:p>
          <text:p text:style-name="P1"><text:span text:style-name="T2">Send connection request</text:span></text:p>
          <text:p text:style-name="P1"><text:span text:style-name="T4">Set c</text:span><text:span text:style-name="T2">onnection </text:span></text:p>
          <text:p text:style-name="P1"><text:span text:style-name="T2">request sent variable tru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545cm" svg:y1="10.398cm" svg:x2="9.736cm" svg:y2="12.303cm" draw:start-shape="id8" draw:start-glue-point="6" draw:end-shape="id9" draw:end-glue-point="0" svg:d="M9545 10398v953h191v952" svg:viewBox="0 0 192 1906">
          <text:p/>
        </draw:connector>
        <draw:frame draw:style-name="gr4" draw:text-style-name="P3" draw:layer="layout" svg:width="4.447cm" svg:height="0.963cm" svg:x="8.618cm" svg:y="10.705cm">
          <draw:text-box>
            <text:p>yes</text:p>
          </draw:text-box>
        </draw:frame>
        <draw:connector draw:style-name="gr3" draw:text-style-name="P2" draw:layer="layout" svg:x1="9.736cm" svg:y1="15.351cm" svg:x2="5.762cm" svg:y2="17.426cm" draw:start-shape="id9" draw:start-glue-point="2" draw:end-shape="id7" draw:end-glue-point="0" svg:d="M9736 15351v1038h-3974v1037" svg:viewBox="0 0 3975 2076">
          <text:p/>
        </draw:connector>
        <draw:custom-shape draw:style-name="gr11" draw:text-style-name="P5" xml:id="id10" draw:id="id10" draw:layer="layout" svg:width="5.207cm" svg:height="4.285cm" svg:x="14.335cm" svg:y="10.666cm">
          <text:p text:style-name="P5"><text:span text:style-name="T2">Is index </text:span></text:p>
          <text:p text:style-name="P5"><text:span text:style-name="T2">Equal to time </text:span></text:p>
          <text:p text:style-name="P5"><text:span text:style-name="T2">Limit and </text:span></text:p>
          <text:p text:style-name="P5"><text:span text:style-name="T2">connection </text:span></text:p>
          <text:p text:style-name="P5"><text:span text:style-name="T2">request </text:span></text:p>
          <text:p text:style-name="P5"><text:span text:style-name="T2">was sen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4" xml:id="id11" draw:id="id11" draw:layer="layout" svg:width="6.85cm" svg:height="3.602cm" svg:x="13.192cm" svg:y="15.994cm">
          <text:p text:style-name="P4"><text:span text:style-name="T2">Publish pause sentry,</text:span></text:p>
          <text:p text:style-name="P4"><text:span text:style-name="T2">Reset index,</text:span></text:p>
          <text:p text:style-name="P4"><text:span text:style-name="T3">Increment “connection request </text:span></text:p>
          <text:p text:style-name="P4"><text:span text:style-name="T3">not replied to” variable</text:span><text:span text:style-name="T2"> </text:span></text:p>
          <text:p text:style-name="P4"><text:span text:style-name="T4">If this variable is 6: Set no c</text:span><text:span text:style-name="T2">onnection</text:span></text:p>
          <text:p text:style-name="P4"><text:span text:style-name="T2"><text:s/></text:span><text:span text:style-name="T2">Confirmed variable true and</text:span></text:p>
          <text:p text:style-name="P1"><text:span text:style-name="T2">Heartbeat variable fals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939cm" svg:y1="14.951cm" svg:x2="16.617cm" svg:y2="15.994cm" draw:start-shape="id10" draw:start-glue-point="6" draw:end-shape="id11" draw:end-glue-point="0" svg:d="M16939 14951v522h-322v521" svg:viewBox="0 0 323 1044">
          <text:p/>
        </draw:connector>
        <draw:connector draw:style-name="gr3" draw:text-style-name="P2" draw:layer="layout" draw:line-skew="1.461cm" svg:x1="14.335cm" svg:y1="12.809cm" svg:x2="8.366cm" svg:y2="18.569cm" draw:start-shape="id10" draw:start-glue-point="5" draw:end-shape="id7" draw:end-glue-point="1" svg:d="M14335 12809h-1524v5760h-4445" svg:viewBox="0 0 5970 5761">
          <text:p/>
        </draw:connector>
        <draw:frame draw:style-name="gr4" draw:text-style-name="P3" draw:layer="layout" svg:width="4.447cm" svg:height="0.963cm" svg:x="5.645cm" svg:y="8.112cm">
          <draw:text-box>
            <text:p>no</text:p>
          </draw:text-box>
        </draw:frame>
        <draw:frame draw:style-name="gr4" draw:text-style-name="P3" draw:layer="layout" svg:width="4.447cm" svg:height="0.963cm" svg:x="12.176cm" svg:y="8.546cm">
          <draw:text-box>
            <text:p>no</text:p>
          </draw:text-box>
        </draw:frame>
        <draw:frame draw:style-name="gr4" draw:text-style-name="P3" draw:layer="layout" svg:width="4.447cm" svg:height="0.963cm" svg:x="12.049cm" svg:y="15.351cm">
          <draw:text-box>
            <text:p>no</text:p>
          </draw:text-box>
        </draw:frame>
        <draw:frame draw:style-name="gr4" draw:text-style-name="P3" draw:layer="layout" svg:width="4.447cm" svg:height="0.963cm" svg:x="16.13cm" svg:y="14.743cm">
          <draw:text-box>
            <text:p>yes</text:p>
          </draw:text-box>
        </draw:frame>
        <draw:connector draw:style-name="gr3" draw:text-style-name="P2" draw:layer="layout" draw:line-skew="0.218cm" svg:x1="16.617cm" svg:y1="19.596cm" svg:x2="5.762cm" svg:y2="19.712cm" draw:start-shape="id11" draw:start-glue-point="2" draw:end-shape="id7" svg:d="M16617 19596v835h-10855v-719" svg:viewBox="0 0 10856 836">
          <text:p/>
        </draw:connector>
        <draw:connector draw:style-name="gr3" draw:text-style-name="P2" draw:layer="layout" draw:line-skew="-1.657cm" svg:x1="3.159cm" svg:y1="18.569cm" svg:x2="3.74cm" svg:y2="3.802cm" draw:start-shape="id7" draw:start-glue-point="3" draw:end-shape="id3" svg:d="M3159 18569h-2159v-14767h2740" svg:viewBox="0 0 2741 14768">
          <text:p/>
        </draw:connector>
        <draw:connector draw:style-name="gr3" draw:text-style-name="P2" draw:layer="layout" svg:x1="12.998cm" svg:y1="9.889cm" svg:x2="16.939cm" svg:y2="10.666cm" draw:start-shape="id12" draw:start-glue-point="3" draw:end-shape="id10" draw:end-glue-point="4" svg:d="M12998 9889h3941v777" svg:viewBox="0 0 3942 778">
          <text:p/>
        </draw:connector>
        <draw:connector draw:style-name="gr13" draw:text-style-name="P1" xml:id="id12" draw:id="id12" draw:layer="layout" svg:x1="12.322cm" svg:y1="7.621cm" svg:x2="12.998cm" svg:y2="9.889cm" draw:start-shape="id8" draw:start-glue-point="7" svg:d="M12322 7621h589v2268h87" svg:viewBox="0 0 677 2269">
          <text:p/>
        </draw:connector>
        <draw:custom-shape draw:style-name="gr14" draw:text-style-name="P5" xml:id="id13" draw:id="id13" draw:layer="layout" svg:width="3.175cm" svg:height="2.413cm" svg:x="1.381cm" svg:y="20.677cm">
          <text:p text:style-name="P5"><text:span text:style-name="T2">heartbreat_rx </text:span></text:p>
          <text:p text:style-name="P5"><text:span text:style-name="T2">received Mess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xml:id="id14" draw:id="id14" draw:layer="layout" svg:width="4.799cm" svg:height="1.397cm" svg:x="1.308cm" svg:y="25.449cm">
          <text:p text:style-name="P5"><text:span text:style-name="T2">Set connection </text:span></text:p>
          <text:p text:style-name="P5"><text:span text:style-name="T2">request variable to fals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5" draw:id="id15" draw:layer="layout" svg:width="3.429cm" svg:height="3.556cm" svg:x="11.541cm" svg:y="21.047cm">
          <text:p text:style-name="P5"><text:span text:style-name="T2">Sentry control topic</text:span></text:p>
          <text:p text:style-name="P5"><text:span text:style-name="T2">received Message</text:span></text:p>
          <text:p text:style-name="P5"><text:span text:style-name="T2"><text:s/></text:span><text:span text:style-name="T2">==start_sanitiz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6" draw:id="id16" draw:layer="layout" svg:width="6.223cm" svg:height="2.286cm" svg:x="14.462cm" svg:y="24.654cm">
          <text:p text:style-name="P1"><text:span text:style-name="T1">Set </text:span></text:p>
          <text:p text:style-name="P1"><text:span text:style-name="T1">start_sanitization_pressed</text:span></text:p>
          <text:p text:style-name="P1"><text:span text:style-name="T1"><text:s/></text:span><text:span text:style-name="T1">variable to tru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.969cm" svg:y1="23.09cm" svg:x2="3.707cm" svg:y2="25.449cm" draw:start-shape="id13" draw:start-glue-point="6" draw:end-shape="id14" draw:end-glue-point="0" svg:d="M2969 23090c0 1768 738 589 738 2359" svg:viewBox="0 0 739 2360">
          <text:p/>
        </draw:connector>
        <draw:connector draw:style-name="gr3" draw:text-style-name="P2" draw:layer="layout" draw:type="curve" svg:x1="13.256cm" svg:y1="24.603cm" svg:x2="14.462cm" svg:y2="25.797cm" draw:start-shape="id15" draw:start-glue-point="6" draw:end-shape="id16" draw:end-glue-point="3" svg:d="M13256 24603c0 796 402 1194 1206 1194" svg:viewBox="0 0 1207 1195">
          <text:p/>
        </draw:connector>
        <draw:frame draw:style-name="gr4" draw:text-style-name="P7" draw:layer="layout" svg:width="4.447cm" svg:height="0.963cm" svg:x="0.998cm" svg:y="23.344cm">
          <draw:text-box>
            <text:p text:style-name="P6"><text:span text:style-name="T2">If connected</text:span></text:p>
          </draw:text-box>
        </draw:frame>
        <draw:frame draw:style-name="gr4" draw:text-style-name="P3" draw:layer="layout" svg:width="4.447cm" svg:height="0.963cm" svg:x="12.049cm" svg:y="25.183cm">
          <draw:text-box>
            <text:p>yes</text:p>
          </draw:text-box>
        </draw:frame>
        <draw:line draw:style-name="gr18" draw:text-style-name="P2" draw:layer="layout" svg:x1="1cm" svg:y1="20.577cm" svg:x2="20.59cm" svg:y2="20.577cm">
          <text:p/>
        </draw:line>
        <draw:frame draw:style-name="gr19" draw:text-style-name="P9" draw:layer="layout" svg:width="4.447cm" svg:height="1.27cm" svg:x="15.859cm" svg:y="20.877cm">
          <draw:text-box>
            <text:p text:style-name="P8"><text:span text:style-name="T3">Subscriber callbacks </text:span><text:span text:style-name="T3">running in parallel</text:span></text:p>
          </draw:text-box>
        </draw:frame>
        <draw:connector draw:style-name="gr3" draw:text-style-name="P2" draw:layer="layout" draw:line-skew="0cm 0.215cm" svg:x1="19.415cm" svg:y1="3.303cm" svg:x2="5.502cm" svg:y2="2.041cm" draw:start-shape="id4" draw:start-glue-point="7" draw:end-shape="id3" draw:end-glue-point="4" svg:d="M19415 3303h501v-2049h-14414v787" svg:viewBox="0 0 14415 2050">
          <text:p/>
        </draw:connector>
        <draw:custom-shape draw:style-name="gr20" draw:text-style-name="P5" xml:id="id17" draw:id="id17" draw:layer="layout" svg:width="5.715cm" svg:height="1.397cm" svg:x="4.175cm" svg:y="23.471cm">
          <text:p text:style-name="P5"><text:span text:style-name="T2">Set connection </text:span></text:p>
          <text:p text:style-name="P5"><text:span text:style-name="T2">request variable to false</text:span></text:p>
          <text:p text:style-name="P5"><text:span text:style-name="T2">And heartbeat variable to tru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4.556cm" svg:y1="21.884cm" svg:x2="7.032cm" svg:y2="23.471cm" draw:start-shape="id13" draw:start-glue-point="7" draw:end-shape="id17" draw:end-glue-point="0" svg:d="M4556 21884c1651 0 2476 529 2476 1587" svg:viewBox="0 0 2477 1588">
          <text:p/>
        </draw:connector>
        <draw:frame draw:style-name="gr21" draw:text-style-name="P7" draw:layer="layout" svg:width="5.336cm" svg:height="1.217cm" svg:x="4.408cm" svg:y="22.246cm">
          <draw:text-box>
            <text:p text:style-name="P6"><text:span text:style-name="T2">If </text:span><text:span text:style-name="T2">on_sanitizatio</text:span><text:span text:style-name="T2">n_p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1:18:11.378226388</meta:creation-date>
    <dc:date>2021-12-02T16:11:11.234159409</dc:date>
    <meta:editing-duration>PT48M50S</meta:editing-duration>
    <meta:editing-cycles>12</meta:editing-cycles>
    <meta:generator>LibreOffice/6.0.7.3$Linux_AARCH64 LibreOffice_project/00m0$Build-3</meta:generator>
    <meta:document-statistic meta:object-count="51"/>
  </office:meta>
</office:document-meta>
</file>